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7.37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77cm" fo:break-before="auto" style:use-optimal-row-height="false"/>
    </style:style>
    <style:style style:name="ro6" style:family="table-row">
      <style:table-row-properties style:row-height="1.185cm" fo:break-before="auto" style:use-optimal-row-height="false"/>
    </style:style>
    <style:style style:name="ro7" style:family="table-row">
      <style:table-row-properties style:row-height="1.762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2.18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0.524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2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2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2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2" fo:font-size="12pt" style:font-size-asian="12pt" style:font-size-complex="12pt"/>
    </style:style>
    <style:style style:name="ce96" style:family="table-cell" style:parent-style-name="Default" style:data-style-name="N0"/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0" style:family="table-cell" style:parent-style-name="Default"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4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51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5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76" style:family="table-cell" style:parent-style-name="Default" style:data-style-name="N0">
      <style:table-cell-properties fo:background-color="transparent" fo:border="0.06pt solid #000000"/>
    </style:style>
    <style:style style:name="ce182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00"/>
    </style:style>
    <style:style style:name="T12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4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8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9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2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5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6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8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30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3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3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8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9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4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7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9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50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51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52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53" style:family="text">
      <style:text-properties style:font-name="Calibri1" fo:font-weight="bold" style:text-underline-style="none" style:text-underline-color="font-color" style:text-line-through-type="none" fo:font-style="normal" style:text-outline="false" fo:text-shadow="none" style:text-position="0% 100%" style:font-name-complex="Calibri1" style:font-size-asian="15pt" style:font-size-complex="15pt" style:font-weight-asian="bold" style:font-weight-complex="bold" style:font-style-asian="normal" style:font-style-complex="norm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fo:color="#ff0000"/>
    </style:style>
    <style:style style:name="T56" style:family="text">
      <style:text-properties fo:color="#ff0000"/>
    </style:style>
    <style:style style:name="T57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9" style:family="text">
      <style:text-properties fo:color="#ff8000"/>
    </style:style>
    <style:style style:name="T6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62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63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4" style:family="text">
      <style:text-properties fo:color="#ffff38"/>
    </style:style>
    <style:style style:name="T65" style:family="text">
      <style:text-properties fo:color="#ffff38" fo:font-weight="bold" style:font-weight-asian="bold" style:font-weight-complex="bold"/>
    </style:style>
    <style:style style:name="T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style:font-weight-asian="normal" style:font-weight-complex="normal" fo:color="#ffff00"/>
    </style:style>
    <style:style style:name="T72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73" style:family="text">
      <style:text-properties fo:color="#ffff00" style:font-name="Mono1"/>
    </style:style>
    <style:style style:name="T74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5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6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8" style:family="text">
      <style:text-properties fo:color="#ffff00" fo:font-weight="normal" style:font-weight-asian="normal" style:font-weight-complex="normal"/>
    </style:style>
    <style:style style:name="T79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1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82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3" style:family="text">
      <style:text-properties fo:color="#ffff00" fo:font-weight="bold" style:font-weight-asian="bold" style:font-weight-complex="bold"/>
    </style:style>
    <style:style style:name="T84" style:family="text">
      <style:text-properties fo:color="#ffffff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6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7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8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9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90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91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92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93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4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5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6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7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1"/>
    </style:style>
    <style:style style:name="T1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/>
    </style:style>
    <style:style style:name="T1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 fo:color="#ffff00"/>
    </style:style>
    <style:style style:name="T10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10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6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7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8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1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1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1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1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2">processo unificado </text:span><text:span text:style-name="T13">(RUP)</text:span><text:span text:style-name="T14">,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etodologias áge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2">sistema gerenciador de banco de dados (SGBD): MySQL, PostgreSQL </text:span><text:span text:style-name="T13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<text:span text:style-name="T15">SOA</text:span>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Padrões</text:span>: XML <text:span text:style-name="T11">(eXtensible Markup Language)</text:span>, XSLT<text:span text:style-name="T11"> (eXtensible Stylesheet Language Transformation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UDDI <text:span text:style-name="T11">(Universal Description, Discovery, and Integration)</text:span>, WSDL <text:span text:style-name="T11">(Web Services Description Language) </text:span>e Soap<text:span text:style-name="T11"> (Simple Object Access Protocol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6"> (</text:span><text:span text:style-name="T17">listas</text:span><text:span text:style-name="T18">: fila, pilha, lista encadeada circular – </text:span><text:span text:style-name="T17">árvore</text:span><text:span text:style-name="T18">, </text:span><text:span text:style-name="T17">hashtables</text:span><text:span text:style-name="T18">, </text:span><text:span text:style-name="T17">grafos</text:span><text:span text:style-name="T18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9"> (int, float, char, boolean – string, objeto, música, imagen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Estruturas de controle de fluxo: <text:span text:style-name="T20">Condicionais</text:span><text:span text:style-name="T21">(também chamadas de Estruturas de Seleção IF ELSE, SWITCH CASE) e de </text:span><text:span text:style-name="T22">Repetição</text:span><text:span text:style-name="T21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6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23">Modularização </text:span><text:span text:style-name="T24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6"> (o ideal é um sistema com</text:span><text:span text:style-name="T17"> Alta Coesão </text:span><text:span text:style-name="T18">e </text:span><text:span text:style-name="T25">Fraco Acoplamento</text:span><text:span text:style-name="T26"> para ter boa manutenibil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7">void</text:span><text:span text:style-name="T28"> / </text:span><text:span text:style-name="T27">return</text:span><text:span text:style-name="T28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hamadas por referência<text:span text:style-name="T16"> (aponta para o endereço de memória ‘&amp;’)</text:span><text:span text:style-name="T29"> e Chamadas por </text:span>valor <text:span text:style-name="T19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5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30">Programação orientada a objetos, classes, objetos, métodos, mensagens, herança, polimorfismo, sobrecarga,</text:span> interfaces e pacot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tratamento de exceção</text:span><text:span text:style-name="T31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2">Noções sobre metodologias de análise, projeto e desenvolvimento de sistemas</text:span><text:span text:style-name="T29"> </text:span><text:span text:style-name="T31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2">Modelagem UML</text:span><text:span text:style-name="T29"> </text:span><text:span text:style-name="T31">(diagramas </text:span><text:span text:style-name="T33">estruturais</text:span><text:span text:style-name="T34"> e </text:span><text:span text:style-name="T33">comportamentais</text:span><text:span text:style-name="T34">)</text:span><text:span text:style-name="T35"> </text:span><text:span text:style-name="T36">e E-R</text:span><text:span text:style-name="T37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30">(</text:span><text:span text:style-name="T31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2">Modelo entidade relacionamento</text:span><text:span text:style-name="T31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8">Tabelas</text:span><text:span text:style-name="T39">, [Entidade, atributo e relacionamento], </text:span><text:span text:style-name="T38">chaves primárias </text:span><text:span text:style-name="T39">e </text:span><text:span text:style-name="T38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40">Mapeamento E-R para relacional </text:span><text:span text:style-name="T41">[</text:span><text:span text:style-name="T42">Entidade</text:span><text:span text:style-name="T43"> </text:span><text:span text:style-name="T44">→</text:span><text:span text:style-name="T43"> </text:span><text:span text:style-name="T45">Tabela] [</text:span><text:span text:style-name="T42">Atributos</text:span><text:span text:style-name="T43"> </text:span><text:span text:style-name="T44">→</text:span><text:span text:style-name="T43"> </text:span><text:span text:style-name="T45">Colunas/campos] [</text:span><text:span text:style-name="T42">Relacionamento</text:span><text:span text:style-name="T46"> </text:span><text:span text:style-name="T44">→ </text:span><text:span text:style-name="T46">Cardinalidade] [Instância</text:span><text:span text:style-name="T42"> </text:span><text:span text:style-name="T47">→</text:span><text:span text:style-name="T43"> </text:span><text:span text:style-name="T45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/>
          <table:table-cell table:style-name="ce42" office:value-type="string" calcext:value-type="string">
            <text:p>Sistemas Gerenciadores de Banco de Dados: tabelas, visões <text:span text:style-name="T48">(selects armazenados na memória cache)</text:span>, índices<text:span text:style-name="T48"> (resumo de grandes tabelas)</text:span>, sequências <text:span text:style-name="T48">(criam um valor para uma chave primária)</text:span>, sinônimos <text:span text:style-name="T48">(referencia outro esquema de um BD distribuído)</text:span>, restrições <text:span text:style-name="T48">(regras para garantir a integridade)</text:span>, dicionário de dados<text:span text:style-name="T48"> (documento de metadados sobre a estrutura do BD)</text:span><text:span text:style-name="T29">, restrições de integridade </text:span><text:span text:style-name="T31">(domínio, referencial, vazio, chave ou definida pelo usuário)</text:span>, constraints<text:span text:style-name="T48">(de </text:span><text:span text:style-name="T49">TIPOS, NOT NULL, UNIQUE, PK, FK, DEFAULT, CHECK</text:span><text:span text:style-name="T50">)</text:span>, tipos de dados <text:span text:style-name="T48">(</text:span><text:span text:style-name="T49">int</text:span><text:span text:style-name="T50">, </text:span><text:span text:style-name="T49">char</text:span><text:span text:style-name="T50">, </text:span><text:span text:style-name="T49">varchar</text:span><text:span text:style-name="T50">, </text:span><text:span text:style-name="T49">float</text:span><text:span text:style-name="T50">, </text:span><text:span text:style-name="T51">date</text:span><text:span text:style-name="T52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6" table:default-cell-style-name="ce110"/>
        <table:table-column table:style-name="co7" table:default-cell-style-name="Default"/>
        <table:table-column table:style-name="co8" table:default-cell-style-name="ce127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9">
          <table:table-cell table:style-name="ce97" office:value-type="string" calcext:value-type="string">
            <text:p>Matéria</text:p>
          </table:table-cell>
          <table:table-cell table:style-name="ce111" office:value-type="string" calcext:value-type="string">
            <text:p>Conteúdo</text:p>
          </table:table-cell>
          <table:table-cell table:style-name="ce121" office:value-type="string" calcext:value-type="string">
            <text:p>ESTUDO</text:p>
          </table:table-cell>
          <table:table-cell table:style-name="ce128" office:value-type="string" calcext:value-type="string">
            <text:p>REVISÃO</text:p>
          </table:table-cell>
          <table:table-cell table:style-name="ce111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12" office:value-type="string" calcext:value-type="string">
            <text:p>1 Leitura e interpretação de <text:span text:style-name="T54">diversos</text:span><text:span text:style-name="T55"> tipos de textos</text:span><text:span text:style-name="T56"> </text:span>(literários e não literários)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2 Sinônimos e antônimos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<text:span text:style-name="T57">3 Sentido próprio e figurado das palavras</text:span><text:span text:style-name="T58"> (conotativo ou </text:span><text:span text:style-name="T56">denotativ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4 Pontuação <text:span text:style-name="T56">(Quando usar e não usar a vírgul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5 Classes de palavras.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3" office:value-type="string" calcext:value-type="string">
            <text:p>6 Concordância nominal e verbal.<text:span text:style-name="T56"> (flexão de gênero, número e/ou pesso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<text:span text:style-name="T57">7 Regências nominal  e verbal. </text:span><text:span text:style-name="T58">(uso de preposições / </text:span><text:span text:style-name="T56">VTD ou VTI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2" office:value-type="string" calcext:value-type="string">
            <text:p>8  Colocação pronominal<text:span text:style-name="T56"> (próclise, ênclise e mesóclise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3" office:value-type="string" calcext:value-type="string">
            <text:p>9 Crase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14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Representações fracionária ou decimal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Mínimo múltiplo comum (MM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Máximo divisor comum (MD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Porcentagem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azão e proporção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gra de três simples ou composta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Sistema de equações do 1º grau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Equações do 2º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Grandezas e medidas – quantidade, tempo, comprimento, superfície, capacidade e massa <text:span text:style-name="T11">1m3 = 1000litro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lação entre grandezas – tabela ou gráfico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Tratamento da informação – média aritmética simp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14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 table:number-columns-spanned="1" table:number-rows-spanned="2">
            <text:p><text:span text:style-name="T53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33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33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0">
          <table:covered-table-cell table:style-name="ce27"/>
          <table:table-cell table:style-name="ce115" office:value-type="string" calcext:value-type="string">
            <text:p>Estruturas lógicas<text:span text:style-name="T11"> </text:span><text:span text:style-name="T59">(tabela do sim ou nã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27"/>
          <table:table-cell table:style-name="ce115" office:value-type="string" calcext:value-type="string">
            <text:p>lógicas de argumentação<text:span text:style-name="T59"> equivalência(=): p→q = q ou ~p = ~q → ~p          negativa(~): p e ~q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15" office:value-type="string" calcext:value-type="string">
            <text:p>Diagramas lógicos <text:span text:style-name="T59">Diagrama de Venn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15" office:value-type="string" calcext:value-type="string">
            <text:p>Sequências <text:span text:style-name="T59">investigue a soma das diferença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60">Algoritmos e estruturas de dados e objetos</text:span><text:span text:style-name="T61"> (</text:span><text:span text:style-name="T62">listas</text:span><text:span text:style-name="T63">: fila, </text:span><text:span text:style-name="T61">pilha, lista encadeada circular – </text:span><text:span text:style-name="T62">árvore</text:span><text:span text:style-name="T61">, </text:span><text:span text:style-name="T62">hashtables</text:span><text:span text:style-name="T61">, </text:span><text:span text:style-name="T62">grafos</text:span><text:span text:style-name="T63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Tipos de dados: elementares e estruturados<text:span text:style-name="T64"> (int, float, char, boolean – string, objeto, música, imagen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Estruturas de controle de fluxo: <text:span text:style-name="T65">Condicionais</text:span><text:span text:style-name="T64">(também chamadas de Estruturas de Seleção IF ELSE, SWITCH CASE) e de </text:span><text:span text:style-name="T65">Repetição</text:span><text:span text:style-name="T64">(WHILE, DO-WHILE, FOR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<text:span text:style-name="T66">Programação estruturada</text:span><text:span text:style-name="T67"> (</text:span><text:span text:style-name="T68">Sequencial, Condicionais e Iterações) + </text:span><text:span text:style-name="T69">(funções e procedimentos: criados para organização, compreensão, manutenção, reus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70">Modularização </text:span><text:span text:style-name="T71">(D</text:span><text:span text:style-name="T72">ividir o sistema em partes [classes, funções]. Facilita a detecção de erros, manutenção e reutilização do códig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60">Acoplamento entre módulos e coesão de módulos</text:span><text:span text:style-name="T61"> (o ideal é um sistema com</text:span><text:span text:style-name="T62"> Alta Coesão </text:span><text:span text:style-name="T63">e </text:span><text:span text:style-name="T65">Fraco Acoplamento</text:span><text:span text:style-name="T64"> para ter boa manutenibilidade)</text:span></text:p>
          </table:table-cell>
          <table:table-cell table:style-name="ce123" office:value-type="string" calcext:value-type="string">
            <text:p>OK</text:p>
          </table:table-cell>
          <table:table-cell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rocedimentos e sub-rotinas <text:span text:style-name="T11"> (palavras-chave: </text:span><text:span text:style-name="T73">void</text:span><text:span text:style-name="T11"> / </text:span><text:span text:style-name="T73">return</text:span><text:span text:style-name="T11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57">Chamadas por referência</text:span><text:span text:style-name="T74"> (aponta para o endereço de memória ‘&amp;’)</text:span><text:span text:style-name="T75"> e Chamadas por </text:span>valor <text:span text:style-name="T64">(só copia o dado para o parâmetr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por eventos<text:span text:style-name="T11"> (disparo de ações na mudança de estado, envio de mensagens ao manipular interfaces gráfica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76">Programação orientada a objetos, classes, objetos, métodos, mensagens, herança, polimorfismo, sobrecarga,</text:span> interfaces e pacotes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76">tratamento de exceção</text:span><text:span text:style-name="T77"> (throw, try catch, finally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HT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X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Javascript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HP <text:span text:style-name="T11">(linguagem interpretada [não-compilada], dinâmica pois não exige declarar a variável antes de usá-la, e fracamente tipada: não exige declarar o tipo)</text:span>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DHTML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C#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JSP (Java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Servlets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SP.Net (Active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rquiteturas de componentes: Microsoft COM, .Net, J2EE.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L/SQL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AJAX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SS </text:p>
          </table:table-cell>
          <table:table-cell table:style-name="ce123" office:value-type="string" calcext:value-type="string">
            <text:p>OK</text:p>
          </table:table-cell>
          <table:table-cell table:style-name="ce130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Web: conceitos fundamentais, persistência<text:span text:style-name="T78">(WebStorage)</text:span>, camadas<text:span text:style-name="T11">(MVC)</text:span> e design patterns<text:span text:style-name="T11">(GoF: Cretional, Structural e Behavioral)</text:span>.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Web services usando REST<text:span text:style-name="T11">(design pattern/JSON)</text:span>, SOAP<text:span text:style-name="T11">(protocolo/XML)</text:span> e WebApi<text:span text:style-name="T11">(cliente/servidor)</text:span>: ModelagemUML e E-R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76">Noções sobre metodologias de análise, projeto e desenvolvimento de sistemas </text:span><text:span text:style-name="T77">(Agile/Scrum/XP)</text:span>, tecnologias web, frameworks de desenvolvimento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76">Modelagem UML </text:span><text:span text:style-name="T77">(diagramas </text:span><text:span text:style-name="T79">estruturais</text:span><text:span text:style-name="T80"> e </text:span><text:span text:style-name="T79">comportamentais</text:span><text:span text:style-name="T80">)</text:span><text:span text:style-name="T81"> e E-R</text:span><text:span text:style-name="T82"> (entidade forte ou fraca, cardinalidade dos relacionamentos)</text:span></text:p>
          </table:table-cell>
          <table:table-cell table:style-name="ce123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Banco de Dados: Conceitos de BD <text:span text:style-name="T11">(hierárquico, rede, relacional e OO)</text:span> e de SGBD, arquitetura de SGBD, Funções básicas de SGBD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57">Modelagem de Dados </text:span><text:span text:style-name="T75"> (</text:span><text:span text:style-name="T77">tipos de modelos: </text:span>Modelo Conceitual<text:span text:style-name="T11">(DER)</text:span>, Modelo Lógico<text:span text:style-name="T11">(ficha da entidade)</text:span>, Modelo Físico<text:span text:style-name="T11">(identificação com tipos e restrições)</text:span>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76">Modelo entidade relacionamento</text:span><text:span text:style-name="T77"> (MER e sua representação gráfica: DER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Modelo relacional <text:span text:style-name="T11">(dados representados em </text:span><text:span text:style-name="T83">Tabelas</text:span><text:span text:style-name="T78">, [Entidade, atributo e relacionamento], </text:span><text:span text:style-name="T83">chaves primárias </text:span><text:span text:style-name="T78">e </text:span><text:span text:style-name="T83">estrangeiras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Restrições de integridade<text:span text:style-name="T11"> (Domínio, Referencial, Vazio, Chave ou Definida pelo Usuário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Normalização e dependência funcional <text:span text:style-name="T11">(reduzir a redundância de dados para aumentar a integridade e desempenho, 1ª forma normal exige atomicidade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8" office:value-type="string" calcext:value-type="string">
            <text:p><text:span text:style-name="T84">Mapeamento E-R para relacional  </text:span><text:span text:style-name="T85">[</text:span><text:span text:style-name="T86">Entidade</text:span><text:span text:style-name="T87"> </text:span><text:span text:style-name="T88">→</text:span><text:span text:style-name="T87"> </text:span><text:span text:style-name="T89">Tabela]    [</text:span><text:span text:style-name="T86">Atributos</text:span><text:span text:style-name="T87"> </text:span><text:span text:style-name="T88">→</text:span><text:span text:style-name="T87"> </text:span><text:span text:style-name="T89">Colunas/campos]    [</text:span><text:span text:style-name="T86">Relacionamento</text:span><text:span text:style-name="T90"> </text:span><text:span text:style-name="T88">→ </text:span><text:span text:style-name="T90">Cardinalidade]</text:span><text:span text:style-name="T91">   </text:span><text:span text:style-name="T92"> </text:span><text:span text:style-name="T93">[Instância</text:span><text:span text:style-name="T94"> </text:span><text:span text:style-name="T95">→</text:span><text:span text:style-name="T96"> </text:span><text:span text:style-name="T97">Linhas/registros/tuplas]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Álgebra relacional.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Cálculo relacional </text:p>
          </table:table-cell>
          <table:table-cell table:style-name="ce125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Linguagem SQL: Linguagem de definição de dados (DDL), Linguagem de manipulação de dados (DML)</text:p>
          </table:table-cell>
          <table:table-cell table:style-name="ce126" office:value-type="string" calcext:value-type="string">
            <text:p>OK</text:p>
          </table:table-cell>
          <table:table-cell table:style-name="ce131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onceito de transação<text:span text:style-name="T11"> (executada como tarefa única, seguindo os princípios do ACID; cláusulas Commit, Rollback, begin-end transaction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Procedimentos armazenados ("Stored Procedures")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Gatilhos ("Triggers") <text:span text:style-name="T11">(stored procedure disparado por evento DML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1">
          <table:table-cell table:style-name="ce109"/>
          <table:table-cell table:style-name="ce116" office:value-type="string" calcext:value-type="string">
            <text:p><text:span text:style-name="T57">Sistemas Gerenciadores de Banco de Dados: tabelas, visões </text:span><text:span text:style-name="T77">(selects armazenados na memória cache)</text:span><text:span text:style-name="T57">, índices</text:span><text:span text:style-name="T77"> (resumo de grandes tabelas)</text:span><text:span text:style-name="T57">, sequências </text:span><text:span text:style-name="T77">(criam um valor para uma chave primária)</text:span><text:span text:style-name="T57">, sinônimos </text:span><text:span text:style-name="T77">(referencia outro esquema de um BD distribuído)</text:span><text:span text:style-name="T57">, restrições </text:span><text:span text:style-name="T77">(regras para garantir a integridade)</text:span><text:span text:style-name="T57">, dicionário de dados</text:span><text:span text:style-name="T77"> (documento de metadados sobre a estrutura do BD)</text:span><text:span text:style-name="T75">, restrições de integridade </text:span><text:span text:style-name="T77">(domínio, referencial, vazio, chave ou definida pelo usuário)</text:span><text:span text:style-name="T57">, constraints</text:span><text:span text:style-name="T77">(de </text:span><text:span text:style-name="T98">TIPOS, NOT NULL, UNIQUE, PK, FK, DEFAULT, CHECK</text:span><text:span text:style-name="T99">)</text:span><text:span text:style-name="T100">, tipos de dados </text:span><text:span text:style-name="T101">(</text:span><text:span text:style-name="T102">int</text:span><text:span text:style-name="T99">, </text:span><text:span text:style-name="T102">char</text:span><text:span text:style-name="T99">, </text:span><text:span text:style-name="T102">varchar</text:span><text:span text:style-name="T99">, </text:span><text:span text:style-name="T102">float</text:span><text:span text:style-name="T99">, </text:span><text:span text:style-name="T73">date</text:span><text:span text:style-name="T11">)</text:span>, SQL, PL/SQL. <text:span text:style-name="T11">(e Suas cláusulas e funções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0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11" table:default-cell-style-name="ce96"/>
        <table:table-column table:style-name="co12" table:default-cell-style-name="ce91"/>
        <table:table-column table:style-name="co13" table:default-cell-style-name="ce96"/>
        <table:table-column table:style-name="co5" table:number-columns-repeated="1020" table:default-cell-style-name="ce96"/>
        <table:table-row table:style-name="ro9">
          <table:table-cell table:style-name="ce134" office:value-type="string" calcext:value-type="string">
            <text:p>Matéria</text:p>
          </table:table-cell>
          <table:table-cell table:style-name="ce142" office:value-type="string" calcext:value-type="string">
            <text:p>Conteúdo</text:p>
          </table:table-cell>
          <table:table-cell table:style-name="ce202" office:value-type="string" calcext:value-type="string">
            <text:p>Estudo</text:p>
          </table:table-cell>
          <table:table-cell table:style-name="ce205" office:value-type="string" calcext:value-type="string">
            <text:p>Revisão</text:p>
          </table:table-cell>
          <table:table-cell table:style-name="ce142" table:number-columns-repeated="1020"/>
        </table:table-row>
        <table:table-row table:style-name="ro2">
          <table:table-cell table:style-name="ce135" office:value-type="string" calcext:value-type="string" table:number-columns-spanned="1" table:number-rows-spanned="9">
            <text:p>LÍNGUA PORTUGUESA</text:p>
          </table:table-cell>
          <table:table-cell table:style-name="ce143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2 Sinônimos e antônimo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5 Classes de palavras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9 Crase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8" office:value-type="string" calcext:value-type="string" table:number-columns-spanned="1" table:number-rows-spanned="13">
            <text:p>MATEMÁTICA</text:p>
          </table:table-cell>
          <table:table-cell table:style-name="ce14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Representações fracionária ou decimal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Mínimo múltiplo comum (MMC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Máximo divisor comum (MDC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Porcentagem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Razão e proporçã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Regra de três simples ou composta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Sistema de equações do 1º grau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Equações do 2º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Relação entre grandezas – tabela ou gráfic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Tratamento da informação – média aritmética simple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5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9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4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40" office:value-type="string" calcext:value-type="string" table:number-columns-spanned="1" table:number-rows-spanned="6">
            <text:p>RACIOCÍNIO LÓGICO</text:p>
          </table:table-cell>
          <table:table-cell table:style-name="ce14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Estruturas lógica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lógicas de argumentaçã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Diagramas lógico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Sequência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Operação com conjunto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 table:number-columns-spanned="1" table:number-rows-spanned="39">
            <text:p>ESPECÍFICOS</text:p>
          </table:table-cell>
          <table:table-cell table:style-name="ce148" office:value-type="string" calcext:value-type="string">
            <text:p><text:span text:style-name="T32">Algoritmos e estruturas de dados e objetos</text:span><text:span text:style-name="T103"> (</text:span><text:span text:style-name="T104">listas</text:span><text:span text:style-name="T105">: fila, pilha, lista encadeada circular – </text:span><text:span text:style-name="T104">árvore</text:span><text:span text:style-name="T105">, </text:span><text:span text:style-name="T104">hashtables</text:span><text:span text:style-name="T105">, </text:span><text:span text:style-name="T104">grafos</text:span><text:span text:style-name="T105">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Tipos de dados: elementares e estruturados<text:span text:style-name="T19"> (int, float, char, boolean – string, objeto, música, imagen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Estruturas de controle de fluxo: <text:span text:style-name="T20">Condicionais</text:span><text:span text:style-name="T21">(também chamadas de Estruturas de Seleção IF ELSE, SWITCH CASE) e de </text:span><text:span text:style-name="T22">Repetição</text:span><text:span text:style-name="T21">(WHILE, DO-WHILE, FOR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covered-table-cell/>
          <table:table-cell table:style-name="ce149" office:value-type="string" calcext:value-type="string">
            <text:p>Programação estruturada<text:span text:style-name="T19"> (Sequencial, Condicionais e Iteraçõ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ularização <text:span text:style-name="T19">(funções e procedimentos: criados para que se tenha organização, compreensão, manutenção, reus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Acoplamento entre módulos e coesão de módulos<text:span text:style-name="T19"> (o ideal é um sistema com</text:span><text:span text:style-name="T22"> Fraco Acoplamento</text:span><text:span text:style-name="T21"> e</text:span><text:span text:style-name="T22"> Alta Coesão</text:span><text:span text:style-name="T21"> para ter boa manutenibilidade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Procedimentos e sub-rotinas <text:span text:style-name="T7">(palavras-chave: </text:span><text:span text:style-name="T27">void</text:span><text:span text:style-name="T28"> / </text:span><text:span text:style-name="T27">return</text:span><text:span text:style-name="T28">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Chamadas por referência<text:span text:style-name="T19"> (aponta para o endereço de memória ‘&amp;’)</text:span> e valor <text:span text:style-name="T19">(só copia o dado para o parâmetr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8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8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HTML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XML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DHTML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Javascript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C#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PHP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JSP<text:span text:style-name="T7"> (Java Server Pag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8" office:value-type="string" calcext:value-type="string">
            <text:p>Servlet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ASP.Net <text:span text:style-name="T7">(Active Server Pag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52" table:number-columns-repeated="2"/>
          <table:table-cell table:style-name="ce206"/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elagem UML <text:span text:style-name="T48">(diagramas </text:span><text:span text:style-name="T106">estruturais</text:span><text:span text:style-name="T107"> e </text:span><text:span text:style-name="T106">comportamentais</text:span><text:span text:style-name="T107">)</text:span> e E-R<text:span text:style-name="T48"> (entidade forte ou fraca, cardinalidade dos relacionamentos)</text:span></text:p>
          </table:table-cell>
          <table:table-cell table:style-name="ce203" office:value-type="string" calcext:value-type="string">
            <text:p>OK</text:p>
          </table:table-cell>
          <table:table-cell table:style-name="ce203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<text:span text:style-name="T32">Modelagem de Dados </text:span>(<text:span text:style-name="T48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elo entidade relacionamento<text:span text:style-name="T48"> (MER e sua representação gráfica: DER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elo relacional <text:span text:style-name="T7">(dados representados em </text:span><text:span text:style-name="T38">Tabelas</text:span><text:span text:style-name="T39">, [Entidade, atributo e relacionamento], </text:span><text:span text:style-name="T38">chaves primárias </text:span><text:span text:style-name="T39">e </text:span><text:span text:style-name="T38">estrangeira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4" office:value-type="string" calcext:value-type="string">
            <text:p>Mapeamento E-R para relacional <text:span text:style-name="T7">[</text:span><text:span text:style-name="T38">Entidade</text:span> <text:span text:style-name="T108">→</text:span> <text:span text:style-name="T7">Tabela] [</text:span><text:span text:style-name="T38">Atributos</text:span> <text:span text:style-name="T108">→</text:span> <text:span text:style-name="T7">Colunas/campos] [</text:span><text:span text:style-name="T38">Relacionamento</text:span><text:span text:style-name="T39"> </text:span><text:span text:style-name="T109">→ </text:span><text:span text:style-name="T110">Cardinalidade] [Instância</text:span><text:span text:style-name="T111"> </text:span><text:span text:style-name="T112">→</text:span> <text:span text:style-name="T7">Linhas/registros/tuplas]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48" office:value-type="string" calcext:value-type="string">
            <text:p><text:span text:style-name="T32">Sistemas Gerenciadores de Banco de Dados: tabelas, visões </text:span><text:span text:style-name="T31">(selects armazenados na memória cache)</text:span><text:span text:style-name="T113">, índices</text:span><text:span text:style-name="T31"> (resumo de grandes tabelas)</text:span><text:span text:style-name="T113">, sequências </text:span><text:span text:style-name="T31">(criam um valor para uma chave primária)</text:span><text:span text:style-name="T113">, sinônimos </text:span><text:span text:style-name="T31">(referencia outro esquema de um BD distribuído)</text:span><text:span text:style-name="T113">, restrições </text:span><text:span text:style-name="T31">(regras para garantir a integridade)</text:span><text:span text:style-name="T113">, dicionário de dados</text:span><text:span text:style-name="T31"> (documento de metadados sobre a estrutura do BD)</text:span>, restrições de integridade <text:span text:style-name="T48">(domínio, referencial, vazio, chave ou definida pelo usuário)</text:span><text:span text:style-name="T113">, constraints</text:span><text:span text:style-name="T31">(de </text:span><text:span text:style-name="T114">TIPOS, NOT NULL, UNIQUE, PK, FK, DEFAULT, CHECK</text:span><text:span text:style-name="T115">)</text:span><text:span text:style-name="T116">, tipos de dados </text:span><text:span text:style-name="T117">(</text:span><text:span text:style-name="T114">int</text:span><text:span text:style-name="T115">, </text:span><text:span text:style-name="T114">char</text:span><text:span text:style-name="T115">, </text:span><text:span text:style-name="T114">varchar</text:span><text:span text:style-name="T115">, </text:span><text:span text:style-name="T114">float</text:span><text:span text:style-name="T115">, </text:span><text:span text:style-name="T118">date</text:span><text:span text:style-name="T119">)</text:span>, SQL, PL/SQL. <text:span text:style-name="T7">(e seus parâmetro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76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82" office:value-type="string" calcext:value-type="string">
            <text:p>Se sobrar tempo, veja: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Scrum, XP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Arquiteturas de componentes: Microsoft COM, .Net, J2EE.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AJAX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CSS</text:p>
          </table:table-cell>
          <table:table-cell table:style-name="ce203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98" office:value-type="string" calcext:value-type="string">
            <text:p>Programação Web: conceitos fundamentais, persistência, camadas e design patterns.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Web services usando REST, SOAP e WebApi: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Procedimentos armazenados ("Stored Procedures")</text:p>
          </table:table-cell>
          <table:table-cell table:style-name="ce203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Gatilhos ("Triggers") <text:span text:style-name="T7">(stored procedure disparado por evento DML)</text:span></text:p>
          </table:table-cell>
          <table:table-cell table:style-name="ce203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date-style style:name="N10109" number:language="pt" number:country="BR">
      <number:day/>
      <number:text>/</number:text>
      <number:month/>
      <number:text>/</number:text>
      <number:year number:style="long"/>
    </number:date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6P0"/>
    </number:number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sti</meta:initial-creator>
    <meta:creation-date>2014-12-16T18:10:59Z</meta:creation-date>
    <dc:date>2024-07-16T11:31:17.849000000</dc:date>
    <meta:print-date>2015-04-13T22:24:15Z</meta:print-date>
    <meta:editing-cycles>98</meta:editing-cycles>
    <meta:editing-duration>P2DT18H3M30S</meta:editing-duration>
    <meta:document-statistic meta:table-count="5" meta:cell-count="5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